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E1000000E14083B3684BC916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" style:family="graphic" style:parent-style-name="standard">
      <style:graphic-properties draw:fill-color="#4b0303" draw:textarea-horizontal-align="justify" draw:textarea-vertical-align="middle" draw:auto-grow-height="false" fo:min-height="0.25cm" fo:min-width="4.5cm" style:writing-mode="lr-tb"/>
      <style:paragraph-properties style:writing-mode="lr-tb"/>
    </style:style>
    <style:style style:name="gr3" style:family="graphic" style:parent-style-name="standard">
      <style:graphic-properties draw:fill-color="#4b0303" draw:textarea-horizontal-align="justify" draw:textarea-vertical-align="middle" draw:auto-grow-height="false" fo:min-height="0.65cm" fo:min-width="4.5cm" style:writing-mode="lr-tb"/>
      <style:paragraph-properties style:writing-mode="lr-tb"/>
    </style:style>
    <style:style style:name="gr4" style:family="graphic" style:parent-style-name="standard" style:list-style-name="L1">
      <style:graphic-properties draw:fill-color="#4b0303" draw:textarea-horizontal-align="justify" draw:textarea-vertical-align="middle" draw:auto-grow-height="false" fo:min-height="1.35cm" fo:min-width="4.5cm" style:writing-mode="lr-tb"/>
      <style:paragraph-properties style:writing-mode="lr-tb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15cm" fo:min-width="3.4cm" style:writing-mode="lr-tb"/>
      <style:paragraph-properties style:writing-mode="lr-tb"/>
    </style:style>
    <style:style style:name="gr6" style:family="graphic" style:parent-style-name="standard" style:list-style-name="L1">
      <style:graphic-properties draw:fill-color="#808080" draw:textarea-horizontal-align="justify" draw:textarea-vertical-align="middle" draw:auto-grow-height="false" fo:min-height="0.55cm" fo:min-width="3.4cm" style:writing-mode="lr-tb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175cm" fo:min-width="3.6cm" style:writing-mode="lr-tb"/>
      <style:paragraph-properties style:writing-mode="lr-tb"/>
    </style:style>
    <style:style style:name="gr9" style:family="graphic" style:parent-style-name="standard" style:list-style-name="L1">
      <style:graphic-properties draw:fill-color="#808080" draw:textarea-horizontal-align="justify" draw:textarea-vertical-align="middle" draw:auto-grow-height="false" fo:min-height="1.1cm" fo:min-width="3.6cm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11" style:family="graphic" style:parent-style-name="standard">
      <style:graphic-properties draw:fill-color="#043501" draw:textarea-horizontal-align="justify" draw:textarea-vertical-align="middle" draw:auto-grow-height="false" fo:min-height="0.175cm" fo:min-width="4.7cm" style:writing-mode="lr-tb"/>
      <style:paragraph-properties style:writing-mode="lr-tb"/>
    </style:style>
    <style:style style:name="gr12" style:family="graphic" style:parent-style-name="standard" style:list-style-name="L1">
      <style:graphic-properties draw:fill-color="#043501" draw:textarea-horizontal-align="justify" draw:textarea-vertical-align="middle" draw:auto-grow-height="false" fo:min-height="1.249cm" fo:min-width="4.7cm" style:writing-mode="lr-tb"/>
      <style:paragraph-properties style:writing-mode="lr-tb"/>
    </style:style>
    <style:style style:name="gr13" style:family="graphic" style:parent-style-name="standard" style:list-style-name="L1">
      <style:graphic-properties draw:fill-color="#043501" draw:textarea-horizontal-align="justify" draw:textarea-vertical-align="middle" draw:auto-grow-height="false" fo:min-height="1.826cm" fo:min-width="4.7cm" style:writing-mode="lr-tb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writing-mode="lr-tb"/>
    </style:style>
    <style:style style:name="gr16" style:family="graphic" style:parent-style-name="standard" style:list-style-name="L1">
      <style:graphic-properties draw:fill-color="#043501" draw:textarea-horizontal-align="justify" draw:textarea-vertical-align="middle" draw:auto-grow-height="false" fo:min-height="2.043cm" fo:min-width="4.7cm" style:writing-mode="lr-tb"/>
      <style:paragraph-properties style:writing-mode="lr-tb"/>
    </style:style>
    <style:style style:name="gr17" style:family="graphic" style:parent-style-name="standard" style:list-style-name="L1">
      <style:graphic-properties draw:fill-color="#043501" draw:textarea-horizontal-align="justify" draw:textarea-vertical-align="middle" draw:auto-grow-height="false" fo:min-height="1.232cm" fo:min-width="4.7cm" style:writing-mode="lr-tb"/>
      <style:paragraph-properties style:writing-mode="lr-tb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175cm" fo:min-width="4cm" style:writing-mode="lr-tb"/>
      <style:paragraph-properties style:writing-mode="lr-tb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475cm" fo:min-width="4cm" style:writing-mode="lr-tb"/>
      <style:paragraph-properties style:writing-mode="lr-tb"/>
    </style:style>
    <style:style style:name="gr20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cm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2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23" style:family="graphic" style:parent-style-name="standard">
      <style:graphic-properties draw:stroke="none" draw:fill-color="#efa9f7" draw:textarea-horizontal-align="justify" draw:textarea-vertical-align="middle" draw:auto-grow-height="false" fo:min-height="1.75cm" fo:min-width="2cm" style:writing-mode="lr-tb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cm" draw:shadow="hidden" draw:shadow-offset-x="0.071cm" draw:shadow-offset-y="0.071cm" draw:shadow-opacity="59%"/>
    </style:style>
    <style:style style:name="gr25" style:family="graphic" style:parent-style-name="objectwithoutfill">
      <style:graphic-properties svg:stroke-width="0.028cm" svg:stroke-color="#efa9f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.175cm" fo:min-width="4.2cm" style:writing-mode="lr-tb"/>
      <style:paragraph-properties style:writing-mode="lr-tb"/>
    </style:style>
    <style:style style:name="gr27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 style:writing-mode="lr-tb"/>
      <style:paragraph-properties style:writing-mode="lr-tb"/>
    </style:style>
    <style:style style:name="gr28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.2cm" style:writing-mode="lr-tb"/>
      <style:paragraph-properties style:writing-mode="lr-tb"/>
    </style:style>
    <style:style style:name="gr2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22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svg:stroke-color="#ffffff" draw:fill-color="#ffffff" draw:auto-grow-height="false" fo:min-height="0cm" fo:min-width="0cm" fo:wrap-option="wrap"/>
    </style:style>
    <style:style style:name="gr34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 style:writing-mode="lr-tb"/>
      <style:paragraph-properties style:writing-mode="lr-tb"/>
    </style:style>
    <style:style style:name="gr35" style:family="graphic" style:parent-style-name="standard" style:list-style-name="L1">
      <style:graphic-properties draw:fill-color="#808080" draw:textarea-horizontal-align="justify" draw:textarea-vertical-align="middle" draw:auto-grow-height="false" fo:min-height="1cm" fo:min-width="4.2cm" style:writing-mode="lr-tb"/>
      <style:paragraph-properties style:writing-mode="lr-tb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.064cm" fo:min-width="0cm"/>
    </style:style>
    <style:style style:name="gr38" style:family="graphic" style:parent-style-name="standard">
      <style:graphic-properties draw:stroke="none" draw:fill-color="#4b0303" draw:textarea-horizontal-align="justify" draw:textarea-vertical-align="middle" draw:auto-grow-height="false" fo:min-height="0.05cm" fo:min-width="0cm"/>
    </style:style>
    <style:style style:name="gr39" style:family="graphic" style:parent-style-name="standard">
      <style:graphic-properties draw:stroke="none" draw:fill-color="#043501" draw:textarea-horizontal-align="justify" draw:textarea-vertical-align="middle" draw:auto-grow-height="false" fo:min-height="0.05cm" fo:min-width="0cm"/>
    </style:style>
    <style:style style:name="gr40" style:family="graphic" style:parent-style-name="standard">
      <style:graphic-properties draw:stroke="none" draw:fill-color="#2b0685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draw:stroke="none" draw:fill-color="#efa9f7" draw:textarea-horizontal-align="justify" draw:textarea-vertical-align="middle" draw:auto-grow-height="false" fo:min-height="0.05cm" fo:min-width="0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66cm" fo:min-width="2.966cm" fo:padding-top="0.142cm" fo:padding-bottom="0.142cm" fo:padding-left="0.267cm" fo:padding-right="0.267cm"/>
    </style:style>
    <style:style style:name="gr43" style:family="graphic" style:parent-style-name="standard">
      <style:graphic-properties draw:fill-color="#2b0685" draw:textarea-horizontal-align="justify" draw:textarea-vertical-align="middle" draw:auto-grow-height="false" fo:min-height="0.175cm" fo:min-width="3.7cm" style:writing-mode="lr-tb"/>
      <style:paragraph-properties style:writing-mode="lr-tb"/>
    </style:style>
    <style:style style:name="gr44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45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4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28cm" fo:min-width="0cm"/>
    </style:style>
    <style:style style:name="gr47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48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49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50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51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52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53" style:family="graphic" style:parent-style-name="standard">
      <style:graphic-properties draw:fill-color="#043501" draw:textarea-horizontal-align="justify" draw:textarea-vertical-align="middle" draw:auto-grow-height="false" fo:min-height="0.173cm" fo:min-width="4.181cm" style:writing-mode="lr-tb"/>
      <style:paragraph-properties style:writing-mode="lr-tb"/>
    </style:style>
    <style:style style:name="gr54" style:family="graphic" style:parent-style-name="standard" style:list-style-name="L1">
      <style:graphic-properties draw:fill-color="#043501" draw:textarea-horizontal-align="justify" draw:textarea-vertical-align="middle" draw:auto-grow-height="false" fo:min-height="0.647cm" fo:min-width="4.19cm" style:writing-mode="lr-tb"/>
      <style:paragraph-properties style:writing-mode="lr-tb"/>
    </style:style>
    <style:style style:name="gr55" style:family="graphic" style:parent-style-name="standard" style:list-style-name="L1">
      <style:graphic-properties draw:fill-color="#043501" draw:textarea-horizontal-align="justify" draw:textarea-vertical-align="middle" draw:auto-grow-height="false" fo:min-height="3.976cm" fo:min-width="4.181cm" style:writing-mode="lr-tb"/>
      <style:paragraph-properties style:writing-mode="lr-tb"/>
    </style:style>
    <style:style style:name="gr56" style:family="graphic" style:parent-style-name="standard">
      <style:graphic-properties draw:fill-color="#043501" draw:textarea-horizontal-align="justify" draw:textarea-vertical-align="middle" draw:auto-grow-height="false" fo:min-height="0.173cm" fo:min-width="4.192cm" style:writing-mode="lr-tb"/>
      <style:paragraph-properties style:writing-mode="lr-tb"/>
    </style:style>
    <style:style style:name="gr57" style:family="graphic" style:parent-style-name="standard" style:list-style-name="L1">
      <style:graphic-properties draw:fill-color="#043501" draw:textarea-horizontal-align="justify" draw:textarea-vertical-align="middle" draw:auto-grow-height="false" fo:min-height="0.647cm" fo:min-width="4.2cm" style:writing-mode="lr-tb"/>
      <style:paragraph-properties style:writing-mode="lr-tb"/>
    </style:style>
    <style:style style:name="gr58" style:family="graphic" style:parent-style-name="standard" style:list-style-name="L1">
      <style:graphic-properties draw:fill-color="#043501" draw:textarea-horizontal-align="justify" draw:textarea-vertical-align="middle" draw:auto-grow-height="false" fo:min-height="3.976cm" fo:min-width="4.192cm" style:writing-mode="lr-tb"/>
      <style:paragraph-properties style:writing-mode="lr-tb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8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-color="#4b0303"/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6" style:family="paragraph">
      <loext:graphic-properties draw:fill-color="#4b0303"/>
      <style:paragraph-properties fo:text-align="start" style:writing-mode="lr-tb"/>
      <style:text-properties fo:font-size="6pt" style:font-size-asian="6pt" style:font-size-complex="6pt"/>
    </style:style>
    <style:style style:name="P7" style:family="paragraph">
      <loext:graphic-properties draw:fill-color="#4b0303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0" style:family="paragraph">
      <style:paragraph-properties fo:text-align="start" style:writing-mode="lr-tb"/>
      <style:text-properties fo:color="#ffffff" loext:opacity="100%" fo:font-size="6pt" style:font-size-asian="6pt" style:font-size-complex="6pt"/>
    </style:style>
    <style:style style:name="P11" style:family="paragraph">
      <loext:graphic-properties draw:fill-color="#808080"/>
      <style:paragraph-properties fo:text-align="start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6pt" style:font-size-asian="6pt" style:font-size-complex="6pt"/>
    </style:style>
    <style:style style:name="P13" style:family="paragraph">
      <loext:graphic-properties draw:fill-color="#80808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-color="#043501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7" style:family="paragraph">
      <loext:graphic-properties draw:fill-color="#043501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-color="#efa9f7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0000" draw:opacity="100%"/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4b0303"/>
      <style:paragraph-properties fo:text-align="center"/>
    </style:style>
    <style:style style:name="P26" style:family="paragraph">
      <loext:graphic-properties draw:fill-color="#043501"/>
      <style:paragraph-properties fo:text-align="center"/>
    </style:style>
    <style:style style:name="P27" style:family="paragraph">
      <loext:graphic-properties draw:fill-color="#2b0685"/>
      <style:paragraph-properties fo:text-align="center"/>
    </style:style>
    <style:style style:name="P28" style:family="paragraph">
      <loext:graphic-properties draw:fill-color="#efa9f7"/>
      <style:paragraph-properties fo:text-align="center"/>
    </style:style>
    <style:style style:name="P29" style:family="paragraph">
      <loext:graphic-properties draw:fill-color="#2b0685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30" style:family="paragraph">
      <loext:graphic-properties draw:fill-color="#2b068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8pt" style:font-size-asian="8pt" style:font-size-complex="8pt"/>
    </style:style>
    <style:style style:name="T6" style:family="text">
      <style:text-properties fo:color="#ffffff" loext:opacity="100%" fo:font-size="6pt" style:font-size-asian="6pt" style:font-size-complex="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cm" svg:height="0.569cm" svg:x="0.5cm" svg:y="13.004cm">
          <draw:text-box>
            <text:p><text:span text:style-name="T1">Spatial Polygons</text:span></text:p>
          </draw:text-box>
        </draw:frame>
        <draw:custom-shape draw:style-name="gr2" draw:text-style-name="P3" draw:layer="layout" svg:width="5cm" svg:height="0.5cm" svg:x="10.5cm" svg:y="0.5cm">
          <text:p text:style-name="P2"><text:span text:style-name="T2">Mo</text:span><text:span text:style-name="T2">nty</text:span><text:span text:style-name="T2">_E</text:span><text:span text:style-name="T2">ven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0.9cm" svg:x="10.5cm" svg:y="1cm">
          <text:p text:style-name="P4"><text:span text:style-name="T3">+ </text:span><text:span text:style-name="T3">event</text:span><text:span text:style-name="T3">_ID : </text:span><text:span text:style-name="T3">CHA</text:span><text:span text:style-name="T3">R </text:span><text:span text:style-name="T3">NOT </text:span><text:span text:style-name="T3">NUL</text:span><text:span text:style-name="T3">L </text:span><text:span text:style-name="T3">[PK]</text:span></text:p>
          <text:p text:style-name="P5"><text:span text:style-name="T3">+ </text:span><text:span text:style-name="T3">ISO3 </text:span><text:span text:style-name="T3">: </text:span><text:span text:style-name="T3">CHA</text:span><text:span text:style-name="T3">R </text:span><text:span text:style-name="T3">NOT </text:span><text:span text:style-name="T3">NUL</text:span><text:span text:style-name="T3">L </text:span><text:span text:style-name="T3">[FK]</text:span></text:p>
          <text:p text:style-name="P5"><text:span text:style-name="T3">+ </text:span><text:span text:style-name="T3">prim</text:span><text:span text:style-name="T3">_haz</text:span><text:span text:style-name="T3">_spe</text:span><text:span text:style-name="T3">c : </text:span><text:span text:style-name="T3">VAR</text:span><text:span text:style-name="T3">CHA</text:span><text:span text:style-name="T3">R </text:span><text:span text:style-name="T3">[FK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1.6cm" svg:x="10.5cm" svg:y="1.9cm">
          <text:p text:style-name="P5"><text:span text:style-name="T4">+ </text:span><text:span text:style-name="T3">GLIDE : CHAR</text:span></text:p>
          <text:p text:style-name="P5"><text:span text:style-name="T3">+ ev_name_orig : VARCHAR</text:span></text:p>
          <text:p text:style-name="P5"><text:span text:style-name="T3">+ ev_name_en : VARCHAR</text:span></text:p>
          <text:p text:style-name="P5"><text:span text:style-name="T3">+ location : VARCHAR</text:span></text:p>
          <text:p text:style-name="P5"><text:span text:style-name="T3">+ ev_sdate : DATE NOT NULL</text:span></text:p>
          <text:p text:style-name="P5"><text:span text:style-name="T3">+ ev_fdate : 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cm" svg:height="0.4cm" svg:x="1cm" svg:y="0.5cm">
          <text:p text:style-name="P8"><text:span text:style-name="T5">ISO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cm" svg:height="0.4cm" svg:x="1cm" svg:y="0.9cm">
          <text:p text:style-name="P10"><text:span text:style-name="T6">+ ISO3 : CHAR(3) NOT NULL [PK]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9cm" svg:height="0.8cm" svg:x="1cm" svg:y="1.3cm">
          <text:p text:style-name="P12"><text:span text:style-name="T6">+ </text:span><text:span text:style-name="T6">Coun</text:span><text:span text:style-name="T6">try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</text:span></text:p>
          <text:p text:style-name="P12"><text:span text:style-name="T6">+ </text:span><text:span text:style-name="T6">Regi</text:span><text:span text:style-name="T6">on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</text:span></text:p>
          <text:p text:style-name="P12"><text:span text:style-name="T7">+ </text:span><text:span text:style-name="T7">Conti</text:span><text:span text:style-name="T7">nent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4.9cm" svg:y1="0.9cm" svg:x2="10.5cm" svg:y2="0.9cm">
          <text:p/>
        </draw:line>
        <draw:line draw:style-name="gr7" draw:text-style-name="P14" draw:layer="layout" svg:x1="5.1cm" svg:y1="3.3cm" svg:x2="10.5cm" svg:y2="2cm">
          <text:p/>
        </draw:line>
        <draw:custom-shape draw:style-name="gr8" draw:text-style-name="P9" draw:layer="layout" svg:width="4.1cm" svg:height="0.425cm" svg:x="1cm" svg:y="2.8cm">
          <text:p text:style-name="P8"><text:span text:style-name="T5">haz_tax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cm" svg:height="0.425cm" svg:x="1cm" svg:y="3.225cm">
          <text:p text:style-name="P10"><text:span text:style-name="T6">+ haz_spec : CHAR(6) [PK]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1cm" svg:height="1.35cm" svg:x="1cm" svg:y="3.65cm">
          <text:p text:style-name="P12"><text:span text:style-name="T6">+ haz_Ab : CHAR(2) NOT NULL</text:span></text:p>
          <text:p text:style-name="P12"><text:span text:style-name="T6">+ haz_type : VARCHAR NOT NULL</text:span></text:p>
          <text:p text:style-name="P12"><text:span text:style-name="T6">+ haz_cluster : VARCHAR NOT NULL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cm" svg:height="0.489cm" svg:x="4.8cm" svg:y="0.9cm">
          <draw:text-box>
            <text:p><text:span text:style-name="T3">1..N</text:span></text:p>
          </draw:text-box>
        </draw:frame>
        <draw:frame draw:style-name="gr10" draw:text-style-name="P15" draw:layer="layout" svg:width="1cm" svg:height="0.489cm" svg:x="9.7cm" svg:y="0.901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5cm" svg:y="3.3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9.7cm" svg:y="2.101cm">
          <draw:text-box>
            <text:p><text:span text:style-name="T3">1..*</text:span></text:p>
          </draw:text-box>
        </draw:frame>
        <draw:custom-shape draw:style-name="gr11" draw:text-style-name="P16" draw:layer="layout" svg:width="5.2cm" svg:height="0.425cm" svg:x="4.3cm" svg:y="5.5cm">
          <text:p text:style-name="P8"><text:span text:style-name="T5">Ha</text:span><text:span text:style-name="T5">zar</text:span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cm" svg:height="1.499cm" svg:x="4.3cm" svg:y="5.925cm">
          <text:p text:style-name="P12"><text:span text:style-name="T7">+ </text:span><text:span text:style-name="T7">haz_</text:span><text:span text:style-name="T7">sub_I</text:span><text:span text:style-name="T7">D : </text:span><text:span text:style-name="T6">CHA</text:span><text:span text:style-name="T6">R </text:span><text:span text:style-name="T6">NOT </text:span><text:span text:style-name="T6">NUL</text:span><text:span text:style-name="T6">L </text:span><text:span text:style-name="T6">[PK]</text:span></text:p>
          <text:p text:style-name="P12"><text:span text:style-name="T6">+ </text:span><text:span text:style-name="T6">event</text:span><text:span text:style-name="T6">_ID : </text:span><text:span text:style-name="T6">CHA</text:span><text:span text:style-name="T6">R </text:span><text:span text:style-name="T6">NOT </text:span><text:span text:style-name="T6">NUL</text:span><text:span text:style-name="T6">L </text:span><text:span text:style-name="T6">[FK]</text:span></text:p>
          <text:p text:style-name="P12"><text:span text:style-name="T6">+ </text:span><text:span text:style-name="T6">haz_</text:span><text:span text:style-name="T6">spec </text:span><text:span text:style-name="T6">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 </text:span><text:span text:style-name="T6">[FK]</text:span></text:p>
          <text:p text:style-name="P12"><text:span text:style-name="T6">+ </text:span><text:span text:style-name="T6">haz_</text:span><text:span text:style-name="T6">est_t</text:span><text:span text:style-name="T6">ype : </text:span><text:span text:style-name="T6">VAR</text:span><text:span text:style-name="T6">CHA</text:span><text:span text:style-name="T6">R </text:span><text:span text:style-name="T6">[FK]</text:span></text:p>
          <text:p text:style-name="P12"><text:span text:style-name="T6">+ </text:span><text:span text:style-name="T6">haz_</text:span><text:span text:style-name="T6">src_</text:span><text:span text:style-name="T6">db : <text:s/>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 </text:span><text:span text:style-name="T6">[FK]</text:span></text:p>
          <text:p text:style-name="P12"><text:span text:style-name="T6">+ </text:span><text:span text:style-name="T6">haz_</text:span><text:span text:style-name="T6">spat_</text:span><text:span text:style-name="T6">ID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 </text:span><text:span text:style-name="T6">[FK]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cm" svg:height="2.076cm" svg:x="4.3cm" svg:y="7.424cm">
          <text:p text:style-name="P12"><text:span text:style-name="T6">+ haz_sdate : DATE </text:span><text:span text:style-name="T6">NOT NULL</text:span></text:p>
          <text:p text:style-name="P12"><text:span text:style-name="T6">+ haz_fdate : DATE </text:span><text:span text:style-name="T6">NOT NULL</text:span></text:p>
          <text:p text:style-name="P12"><text:span text:style-name="T6">+ haz_maxvalue : </text:span><text:span text:style-name="T6">NUMERIC</text:span></text:p>
          <text:p text:style-name="P12"><text:span text:style-name="T6">+ haz_units : DATE</text:span></text:p>
          <text:p text:style-name="P12"><text:span text:style-name="T6">+ haz_src_org : <text:s/></text:span><text:span text:style-name="T6">VARCHAR NOT </text:span><text:span text:style-name="T6">NULL</text:span></text:p>
          <text:p text:style-name="P12"><text:span text:style-name="T7">+ haz_src_URL : </text:span><text:span text:style-name="T6">VARCHAR NOT </text:span><text:span text:style-name="T6">NULL</text:span></text:p>
          <text:p text:style-name="P12"><text:span text:style-name="T6">+ haz_potlink : </text:span><text:span text:style-name="T6">CHAR(6)</text:span></text:p>
          <text:p text:style-name="P12"><text:span text:style-name="T6">+ haz_link : CHAR(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0.35cm" svg:height="0.35cm" svg:x="4.5cm" svg:y="0.5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14" draw:text-style-name="P14" draw:layer="layout" svg:width="0.35cm" svg:height="0.35cm" svg:x="4.65cm" svg:y="2.83cm">
          <draw:image xlink:href="Pictures/10000001000000E1000000E14083B3684BC91663.png" xlink:type="simple" xlink:show="embed" xlink:actuate="onLoad" draw:mime-type="image/png">
            <text:p/>
          </draw:image>
        </draw:frame>
        <draw:g draw:style-name="gr15">
          <draw:custom-shape draw:style-name="gr11" draw:text-style-name="P16" draw:layer="layout" svg:width="5.2cm" svg:height="0.425cm" svg:x="10.5cm" svg:y="9.8cm">
            <text:p text:style-name="P8"><text:span text:style-name="T5">Impac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5.2cm" svg:height="2.293cm" svg:x="10.5cm" svg:y="10.225cm">
            <text:p text:style-name="P12"><text:span text:style-name="T7">+ imp_sub_ID : </text:span><text:span text:style-name="T6">CHAR </text:span><text:span text:style-name="T6">NOT NULL [PK]</text:span></text:p>
            <text:p text:style-name="P12"><text:span text:style-name="T6">+ event_ID : CHAR NOT </text:span><text:span text:style-name="T6">NULL [FK]</text:span></text:p>
            <text:p text:style-name="P12"><text:span text:style-name="T6">+ ISO3s : CHAR NOT </text:span><text:span text:style-name="T6">NULL [FK]</text:span></text:p>
            <text:p text:style-name="P12"><text:span text:style-name="T6">+ imp_det : VARCHAR </text:span><text:span text:style-name="T6">NOT NULL [FK]</text:span></text:p>
            <text:p text:style-name="P12"><text:span text:style-name="T7">+ imp_type : VARCHAR </text:span><text:span text:style-name="T6">NOT NULL [FK]</text:span></text:p>
            <text:p text:style-name="P12"><text:span text:style-name="T7">+ imp_units : VARCHAR </text:span><text:span text:style-name="T6">NOT NULL [FK]</text:span></text:p>
            <text:p text:style-name="P12"><text:span text:style-name="T6">+ imp_est_type : </text:span><text:span text:style-name="T6">VARCHAR [FK]</text:span></text:p>
            <text:p text:style-name="P12"><text:span text:style-name="T6">+ imp_src_db : <text:s/>VARCHAR </text:span><text:span text:style-name="T6">NOT NULL [FK]</text:span></text:p>
            <text:p text:style-name="P12"><text:span text:style-name="T6">+ imp_spat_ID : </text:span><text:span text:style-name="T6">VARCHAR NOT NULL </text:span><text:span text:style-name="T6">[FK]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7" draw:layer="layout" svg:width="5.2cm" svg:height="1.482cm" svg:x="10.5cm" svg:y="12.518cm">
            <text:p text:style-name="P12"><text:span text:style-name="T6">+ imp_sdate : DATE NOT </text:span><text:span text:style-name="T6">NULL</text:span></text:p>
            <text:p text:style-name="P12"><text:span text:style-name="T6">+ imp_fdate : DATE NOT </text:span><text:span text:style-name="T6">NULL</text:span></text:p>
            <text:p text:style-name="P12"><text:span text:style-name="T6">+ imp_value : NUMERIC</text:span></text:p>
            <text:p text:style-name="P12"><text:span text:style-name="T6">+ imp_unitdate : DATE</text:span></text:p>
            <text:p text:style-name="P12"><text:span text:style-name="T6">+ imp_src_org : <text:s/></text:span><text:span text:style-name="T6">VARCHAR NOT NULL</text:span></text:p>
            <text:p text:style-name="P12"><text:span text:style-name="T7">+ imp_src_URL : </text:span><text:span text:style-name="T6">VARCHAR NOT NULL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15.15cm" svg:y="9.8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8.95cm" svg:y="5.5cm">
          <draw:image xlink:href="Pictures/10000001000000E1000000E14083B3684BC91663.png" xlink:type="simple" xlink:show="embed" xlink:actuate="onLoad" draw:mime-type="image/png">
            <text:p/>
          </draw:image>
        </draw:frame>
        <draw:g draw:style-name="gr15">
          <draw:custom-shape draw:style-name="gr18" draw:text-style-name="P9" draw:layer="layout" svg:width="4.5cm" svg:height="0.425cm" svg:x="22.7cm" svg:y="14cm">
            <text:p text:style-name="P8"><text:span text:style-name="T5">imp_ta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4.5cm" svg:height="0.725cm" svg:x="22.7cm" svg:y="14.425cm">
            <text:p text:style-name="P10"><text:span text:style-name="T6">+ </text:span><text:span text:style-name="T6">imp_</text:span><text:span text:style-name="T6">det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 </text:span><text:span text:style-name="T6">[PK]</text:span></text:p>
            <text:p text:style-name="P12"><text:span text:style-name="T7">+ </text:span><text:span text:style-name="T7">imp_</text:span><text:span text:style-name="T7">type : </text:span><text:span text:style-name="T7">VAR</text:span><text:span text:style-name="T7">CHA</text:span><text:span text:style-name="T7">R </text:span><text:span text:style-name="T6">NOT </text:span><text:span text:style-name="T6">NUL</text:span><text:span text:style-name="T6">L </text:span><text:span text:style-name="T6">[PK]</text:span></text:p>
            <text:p text:style-name="P12"><text:span text:style-name="T7">+ </text:span><text:span text:style-name="T7">imp_</text:span><text:span text:style-name="T7">units </text:span><text:span text:style-name="T7">: </text:span><text:span text:style-name="T7">VAR</text:span><text:span text:style-name="T7">CHA</text:span><text:span text:style-name="T7">R </text:span><text:span text:style-name="T6">NOT </text:span><text:span text:style-name="T6">NUL</text:span><text:span text:style-name="T6">L </text:span><text:span text:style-name="T6">[PK]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4.5cm" svg:height="0.55cm" svg:x="22.7cm" svg:y="15.15cm">
            <text:p text:style-name="P12"><text:span text:style-name="T6">+ </text:span><text:span text:style-name="T6">imp_</text:span><text:span text:style-name="T6">cats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</text:span></text:p>
            <text:p text:style-name="P12"><text:span text:style-name="T6">+ </text:span><text:span text:style-name="T6">imp_</text:span><text:span text:style-name="T6">subc</text:span><text:span text:style-name="T6">ats : </text:span><text:span text:style-name="T6">VAR</text:span><text:span text:style-name="T6">CHA</text:span><text:span text:style-name="T6">R </text:span><text:span text:style-name="T6">NOT </text:span><text:span text:style-name="T6">NUL</text:span><text:span text:style-name="T6">L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26.8cm" svg:y="14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0.25cm" svg:y="11.9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21" draw:text-style-name="P18" draw:layer="layout" svg:width="2.5cm" svg:height="0.645cm" svg:x="0.5cm" svg:y="11.2cm">
          <draw:text-box>
            <text:p><text:span text:style-name="T8">LEGEND</text:span></text:p>
          </draw:text-box>
        </draw:frame>
        <draw:frame draw:style-name="gr1" draw:text-style-name="P1" draw:layer="layout" svg:width="2.5cm" svg:height="0.569cm" svg:x="0.5cm" svg:y="11.801cm">
          <draw:text-box>
            <text:p><text:span text:style-name="T1">Tabular</text:span></text:p>
          </draw:text-box>
        </draw:frame>
        <draw:line draw:style-name="gr22" draw:text-style-name="P14" draw:layer="layout" svg:x1="2cm" svg:y1="7.5cm" svg:x2="4.3cm" svg:y2="7.5cm">
          <text:p/>
        </draw:line>
        <draw:custom-shape draw:style-name="gr23" draw:text-style-name="P20" draw:layer="layout" svg:width="2.5cm" svg:height="2cm" svg:x="0.5cm" svg:y="6.5cm">
          <text:p text:style-name="P19"><text:span text:style-name="T3">Note: haz_spec, haz_potlink </text:span><text:span text:style-name="T3">and haz_link are all </text:span><text:span text:style-name="T9">haz_tax</text:span><text:span text:style-name="T3"> </text:span><text:span text:style-name="T3">obje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cm" svg:height="0.3cm" svg:x="2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4" draw:layer="layout" svg:x1="2.6cm" svg:y1="6.5cm" svg:x2="3cm" svg:y2="6.8cm">
          <text:p/>
        </draw:line>
        <draw:frame draw:style-name="gr10" draw:text-style-name="P15" draw:layer="layout" svg:width="1cm" svg:height="0.489cm" svg:x="2.4cm" svg:y="5.001cm">
          <draw:text-box>
            <text:p><text:span text:style-name="T3">1..1</text:span></text:p>
          </draw:text-box>
        </draw:frame>
        <draw:g draw:style-name="gr15">
          <draw:custom-shape draw:style-name="gr26" draw:text-style-name="P9" draw:layer="layout" svg:width="4.7cm" svg:height="0.425cm" svg:x="3.7cm" svg:y="12cm">
            <text:p text:style-name="P8"><text:span text:style-name="T5">Src_org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4.7cm" svg:height="0.725cm" svg:x="3.7cm" svg:y="12.425cm">
            <text:p text:style-name="P12"><text:span text:style-name="T6">+ src_db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3" draw:layer="layout" svg:width="4.7cm" svg:height="0.55cm" svg:x="3.7cm" svg:y="13.15cm">
            <text:p text:style-name="P12"><text:span text:style-name="T6">...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7.982cm" svg:y="12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custom-shape draw:style-name="gr29" draw:text-style-name="P22" draw:layer="layout" svg:width="0.3cm" svg:height="0.3cm" svg:x="0.27cm" svg:y="12.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5cm" svg:height="0.05cm" svg:x="0.39cm" svg:y="1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2.5cm" svg:height="0.569cm" svg:x="0.5cm" svg:y="12.202cm">
          <draw:text-box>
            <text:p><text:span text:style-name="T1">Spatial Points</text:span></text:p>
          </draw:text-box>
        </draw:frame>
        <draw:frame draw:style-name="gr1" draw:text-style-name="P1" draw:layer="layout" svg:width="2.5cm" svg:height="0.569cm" svg:x="0.5cm" svg:y="12.603cm">
          <draw:text-box>
            <text:p><text:span text:style-name="T1">Spatial Lines</text:span></text:p>
          </draw:text-box>
        </draw:frame>
        <draw:frame draw:style-name="gr1" draw:text-style-name="P1" draw:layer="layout" svg:width="3cm" svg:height="0.569cm" svg:x="0.5cm" svg:y="13.405cm">
          <draw:text-box>
            <text:p><text:span text:style-name="T1">Spatial Rasters</text:span></text:p>
          </draw:text-box>
        </draw:frame>
        <draw:g draw:style-name="gr15">
          <draw:custom-shape draw:style-name="gr29" draw:text-style-name="P22" draw:layer="layout" svg:width="0.3cm" svg:height="0.3cm" svg:x="0.27cm" svg:y="12.7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" draw:id="id1" draw:layer="layout" svg:width="0.05cm" svg:height="0.05cm" svg:x="0.4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2" draw:id="id2" draw:layer="layout" svg:width="0.05cm" svg:height="0.05cm" svg:x="0.351cm" svg:y="1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3" draw:id="id3" draw:layer="layout" svg:width="0.05cm" svg:height="0.05cm" svg:x="0.452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0.457cm" svg:y1="12.843cm" svg:x2="0.394cm" svg:y2="12.908cm" draw:start-shape="id1" draw:start-glue-point="7" draw:end-shape="id2" draw:end-glue-point="11" svg:d="M457 12843l-63 65" svg:viewBox="0 0 64 66">
            <text:p/>
          </draw:connector>
          <draw:connector draw:style-name="gr31" draw:text-style-name="P14" draw:layer="layout" draw:type="line" svg:x1="0.376cm" svg:y1="12.951cm" svg:x2="0.452cm" svg:y2="13.027cm" draw:start-shape="id2" draw:start-glue-point="8" draw:end-shape="id3" draw:end-glue-point="6" svg:d="M376 12951l76 76" svg:viewBox="0 0 77 77">
            <text:p/>
          </draw:connector>
        </draw:g>
        <draw:g draw:style-name="gr15">
          <draw:custom-shape draw:style-name="gr29" draw:text-style-name="P22" draw:layer="layout" svg:width="0.3cm" svg:height="0.3cm" svg:x="0.27cm" svg:y="13.1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8" draw:id="id8" draw:layer="layout" svg:width="0.05cm" svg:height="0.05cm" svg:x="0.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4" draw:id="id4" draw:layer="layout" svg:width="0.05cm" svg:height="0.05cm" svg:x="0.399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5" draw:id="id5" draw:layer="layout" svg:width="0.05cm" svg:height="0.05cm" svg:x="0.3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6" draw:id="id6" draw:layer="layout" svg:width="0.05cm" svg:height="0.05cm" svg:x="0.401cm" svg:y="13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0.406cm" svg:y1="13.244cm" svg:x2="0.343cm" svg:y2="13.309cm" draw:start-shape="id4" draw:start-glue-point="7" draw:end-shape="id5" draw:end-glue-point="11" svg:d="M406 13244l-63 65" svg:viewBox="0 0 64 66">
            <text:p/>
          </draw:connector>
          <draw:connector draw:style-name="gr31" draw:text-style-name="P14" draw:layer="layout" draw:type="line" svg:x1="0.325cm" svg:y1="13.352cm" svg:x2="0.401cm" svg:y2="13.428cm" draw:start-shape="id5" draw:start-glue-point="8" draw:end-shape="id6" draw:end-glue-point="6" svg:d="M325 13352l76 76" svg:viewBox="0 0 77 77">
            <text:p/>
          </draw:connector>
          <draw:custom-shape draw:style-name="gr30" draw:text-style-name="P21" xml:id="id7" draw:id="id7" draw:layer="layout" svg:width="0.05cm" svg:height="0.05cm" svg:x="0.501cm" svg:y="1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4" draw:layer="layout" draw:type="line" svg:x1="0.442cm" svg:y1="13.244cm" svg:x2="0.508cm" svg:y2="13.258cm" draw:start-shape="id4" draw:start-glue-point="9" draw:end-shape="id7" draw:end-glue-point="5" svg:d="M442 13244l66 14" svg:viewBox="0 0 67 15">
            <text:p/>
          </draw:connector>
          <draw:connector draw:style-name="gr32" draw:text-style-name="P14" draw:layer="layout" draw:type="line" svg:x1="0.526cm" svg:y1="13.301cm" svg:x2="0.525cm" svg:y2="13.35cm" draw:start-shape="id7" draw:start-glue-point="8" draw:end-shape="id8" draw:end-glue-point="4" svg:d="M526 13301l-1 49" svg:viewBox="0 0 2 50">
            <text:p/>
          </draw:connector>
          <draw:connector draw:style-name="gr32" draw:text-style-name="P14" draw:layer="layout" draw:type="line" svg:x1="0.5cm" svg:y1="13.375cm" svg:x2="0.444cm" svg:y2="13.41cm" draw:start-shape="id8" draw:start-glue-point="6" draw:end-shape="id6" draw:end-glue-point="11" svg:d="M500 13375l-56 35" svg:viewBox="0 0 57 36">
            <text:p/>
          </draw:connector>
        </draw:g>
        <draw:g draw:style-name="gr15">
          <draw:custom-shape draw:style-name="gr29" draw:text-style-name="P22" draw:layer="layout" svg:width="0.3cm" svg:height="0.3cm" svg:x="0.27cm" svg:y="13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5">
            <draw:g draw:style-name="gr15">
              <draw:custom-shape draw:style-name="gr33" draw:text-style-name="P23" draw:layer="layout" svg:width="0.05cm" svg:height="0.05cm" svg:x="0.29cm" svg:y="13.6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cm" svg:y="13.6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cm" svg:y="13.6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cm" svg:y="13.6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cm" svg:y="13.6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1cm" svg:y="13.6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1cm" svg:y="13.6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1cm" svg:y="13.6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1cm" svg:y="13.6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1cm" svg:y="13.6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2cm" svg:y="13.7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2cm" svg:y="13.7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2cm" svg:y="13.7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2cm" svg:y="13.7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2cm" svg:y="13.7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3cm" svg:y="13.7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3cm" svg:y="13.7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3cm" svg:y="13.7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3cm" svg:y="13.7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3cm" svg:y="13.7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g draw:style-name="gr15">
          <draw:custom-shape draw:style-name="gr26" draw:text-style-name="P9" draw:layer="layout" svg:width="4.7cm" svg:height="0.425cm" svg:x="22.5cm" svg:y="0.1cm">
            <text:p text:style-name="P8"><text:span text:style-name="T5">Unit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3" draw:layer="layout" svg:width="4.7cm" svg:height="0.725cm" svg:x="22.5cm" svg:y="0.525cm">
            <text:p text:style-name="P12"><text:span text:style-name="T6">+ measunit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3" draw:layer="layout" svg:width="4.7cm" svg:height="1.25cm" svg:x="22.5cm" svg:y="1.25cm">
            <text:p text:style-name="P12"><text:span text:style-name="T6">+ measunitgroup : <text:s/>VARCHAR NOT NULL</text:span></text:p>
            <text:p text:style-name="P12"><text:span text:style-name="T6">+ usercountry : CHAR(3)</text:span></text:p>
            <text:p text:style-name="P12"><text:span text:style-name="T6">+ curr_sdate : DATE</text:span></text:p>
            <text:p text:style-name="P12"><text:span text:style-name="T6">+ curr_fdate : DATE</text:span></text:p>
            <text:p text:style-name="P12"><text:span text:style-name="T6">+ unitdate: DATE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26.782cm" svg:y="0.1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g draw:style-name="gr15">
            <draw:line draw:style-name="gr7" draw:text-style-name="P14" draw:layer="layout" svg:x1="13.192cm" svg:y1="9.757cm" svg:x2="13.192cm" svg:y2="3.457cm">
              <text:p/>
            </draw:line>
            <draw:custom-shape draw:style-name="gr36" draw:text-style-name="P24" draw:layer="layout" svg:width="0.307cm" svg:height="0.479cm" draw:transform="skewX (0.00628318530717958) rotate (-0.0441568300754567) translate (13.047cm 3.45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 draw:style-name="gr15">
          <draw:line draw:style-name="gr7" draw:text-style-name="P14" draw:layer="layout" svg:x1="9.2cm" svg:y1="5.5cm" svg:x2="10.925cm" svg:y2="3.537cm">
            <text:p/>
          </draw:line>
          <draw:custom-shape draw:style-name="gr37" draw:text-style-name="P24" draw:layer="layout" svg:width="0.385cm" svg:height="0.628cm" draw:transform="rotate (0.697084503246535) translate (10.358cm 3.66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4" draw:layer="layout" svg:x1="9.5cm" svg:y1="8cm" svg:x2="10.5cm" svg:y2="9.8cm">
          <text:p/>
        </draw:line>
        <draw:line draw:style-name="gr7" draw:text-style-name="P14" draw:layer="layout" svg:x1="3cm" svg:y1="5.003cm" svg:x2="4.3cm" svg:y2="6.502cm">
          <text:p/>
        </draw:line>
        <draw:line draw:style-name="gr7" draw:text-style-name="P14" draw:layer="layout" svg:x1="7.5cm" svg:y1="12.002cm" svg:x2="7.5cm" svg:y2="9.5cm">
          <text:p/>
        </draw:line>
        <draw:line draw:style-name="gr7" draw:text-style-name="P14" draw:layer="layout" svg:x1="8.4cm" svg:y1="12.702cm" svg:x2="10.5cm" svg:y2="12.702cm">
          <text:p/>
        </draw:line>
        <draw:g>
          <draw:line draw:style-name="gr7" draw:text-style-name="P14" draw:layer="layout" svg:x1="26.2cm" svg:y1="5cm" svg:x2="27.9cm" svg:y2="5cm">
            <text:p/>
          </draw:line>
          <draw:line draw:style-name="gr7" draw:text-style-name="P14" draw:layer="layout" svg:x1="26.2cm" svg:y1="7cm" svg:x2="27.9cm" svg:y2="7cm">
            <text:p/>
          </draw:line>
          <draw:line draw:style-name="gr7" draw:text-style-name="P14" draw:layer="layout" svg:x1="26.2cm" svg:y1="9.6cm" svg:x2="27.9cm" svg:y2="9.6cm">
            <text:p/>
          </draw:line>
          <draw:line draw:style-name="gr7" draw:text-style-name="P14" draw:layer="layout" svg:x1="26.2cm" svg:y1="11.7cm" svg:x2="27.9cm" svg:y2="11.7cm">
            <text:p/>
          </draw:line>
          <draw:line draw:style-name="gr7" draw:text-style-name="P14" draw:layer="layout" svg:x1="27.9cm" svg:y1="2.2cm" svg:x2="27.9cm" svg:y2="11.7cm">
            <text:p/>
          </draw:line>
        </draw:g>
        <draw:line draw:style-name="gr7" draw:text-style-name="P14" draw:layer="layout" svg:x1="17.5cm" svg:y1="7.074cm" svg:x2="9.52cm" svg:y2="7.074cm">
          <text:p/>
        </draw:line>
        <draw:custom-shape draw:style-name="gr36" draw:text-style-name="P24" draw:layer="layout" svg:width="0.3cm" svg:height="0.46cm" draw:transform="skewX (0.0020943951023932) rotate (1.53082828692423) translate (9.521cm 7.21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4" draw:layer="layout" svg:x1="23.1cm" svg:y1="5cm" svg:x2="22.1cm" svg:y2="5cm">
          <text:p/>
        </draw:line>
        <draw:line draw:style-name="gr7" draw:text-style-name="P14" draw:layer="layout" svg:x1="23.1cm" svg:y1="7cm" svg:x2="22.1cm" svg:y2="7cm">
          <text:p/>
        </draw:line>
        <draw:line draw:style-name="gr7" draw:text-style-name="P14" draw:layer="layout" svg:x1="23.1cm" svg:y1="9.6cm" svg:x2="22.1cm" svg:y2="9.6cm">
          <text:p/>
        </draw:line>
        <draw:line draw:style-name="gr7" draw:text-style-name="P14" draw:layer="layout" svg:x1="23.1cm" svg:y1="11.7cm" svg:x2="22.1cm" svg:y2="11.7cm">
          <text:p/>
        </draw:line>
        <draw:line draw:style-name="gr7" draw:text-style-name="P14" draw:layer="layout" svg:x1="22.1cm" svg:y1="5cm" svg:x2="22.1cm" svg:y2="11.7cm">
          <text:p/>
        </draw:line>
        <draw:line draw:style-name="gr7" draw:text-style-name="P14" draw:layer="layout" svg:x1="17.5cm" svg:y1="10.534cm" svg:x2="15.813cm" svg:y2="10.534cm">
          <text:p/>
        </draw:line>
        <draw:custom-shape draw:style-name="gr36" draw:text-style-name="P24" draw:layer="layout" svg:width="0.306cm" svg:height="0.461cm" draw:transform="skewX (0.00209439510239319) rotate (1.53082828692423) translate (15.7cm 10.6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4" draw:layer="layout" svg:x1="14.9cm" svg:y1="14.5cm" svg:x2="22.7cm" svg:y2="14.5cm">
          <text:p/>
        </draw:line>
        <draw:custom-shape draw:style-name="gr38" draw:text-style-name="P25" draw:layer="layout" svg:width="0.3cm" svg:height="0.3cm" svg:x="0.27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0.3cm" svg:height="0.3cm" svg:x="0.27cm" svg:y="14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0.3cm" svg:height="0.3cm" svg:x="0.27cm" svg:y="14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3cm" svg:height="0.3cm" svg:x="0.27cm" svg:y="15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0.569cm" svg:x="0.5cm" svg:y="13.85cm">
          <draw:text-box>
            <text:p><text:span text:style-name="T1">Event-level</text:span></text:p>
          </draw:text-box>
        </draw:frame>
        <draw:frame draw:style-name="gr1" draw:text-style-name="P1" draw:layer="layout" svg:width="3.5cm" svg:height="0.569cm" svg:x="0.5cm" svg:y="14.251cm">
          <draw:text-box>
            <text:p><text:span text:style-name="T1">Impact-hazard level</text:span></text:p>
          </draw:text-box>
        </draw:frame>
        <draw:frame draw:style-name="gr1" draw:text-style-name="P1" draw:layer="layout" svg:width="3cm" svg:height="0.569cm" svg:x="0.5cm" svg:y="14.652cm">
          <draw:text-box>
            <text:p><text:span text:style-name="T1">Spatial data</text:span></text:p>
          </draw:text-box>
        </draw:frame>
        <draw:frame draw:style-name="gr1" draw:text-style-name="P1" draw:layer="layout" svg:width="3cm" svg:height="0.569cm" svg:x="0.5cm" svg:y="15.053cm">
          <draw:text-box>
            <text:p><text:span text:style-name="T1">Notes</text:span></text:p>
          </draw:text-box>
        </draw:frame>
        <draw:custom-shape draw:style-name="gr42" draw:text-style-name="P14" draw:layer="layout" svg:width="3.5cm" svg:height="4.55cm" svg:x="0cm" svg:y="11.2cm">
          <text:p/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2.5cm" svg:y1="1.5cm" svg:x2="15.8cm" svg:y2="1.5cm">
          <text:p/>
        </draw:line>
        <draw:frame draw:style-name="gr10" draw:text-style-name="P15" draw:layer="layout" svg:width="1cm" svg:height="0.489cm" svg:x="14.986cm" svg:y="9.27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6.8cm" svg:y="11.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8.2cm" svg:y="12.7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9.8cm" svg:y="12.70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5cm" svg:y="2.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1.7cm" svg:y="1.6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2cm" svg:y="14.46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9cm" svg:y="14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1.5cm" svg:y="10.563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15.8cm" svg:y="10.664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4cm" svg:y="4.9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8cm" svg:y="7.066cm">
          <draw:text-box>
            <text:p><text:span text:style-name="T3">0..*</text:span></text:p>
          </draw:text-box>
        </draw:frame>
        <draw:frame draw:style-name="gr10" draw:text-style-name="P15" draw:layer="layout" svg:width="1cm" svg:height="0.489cm" svg:x="10.334cm" svg:y="3.9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3.95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9.25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334cm" svg:y="5.053cm">
          <draw:text-box>
            <text:p><text:span text:style-name="T3">0..*</text:span></text:p>
          </draw:text-box>
        </draw:frame>
        <draw:custom-shape draw:style-name="gr43" draw:text-style-name="P29" draw:layer="layout" svg:width="4.2cm" svg:height="0.425cm" svg:x="23.1cm" svg:y="4.3cm">
          <text:p text:style-name="P8"><text:span text:style-name="T5">SpatialPoints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4.2cm" svg:height="0.575cm" svg:x="23.1cm" svg:y="4.7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4.2cm" svg:height="1cm" svg:x="23.1cm" svg:y="5.3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4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4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6.6cm">
          <text:p text:style-name="P8"><text:span text:style-name="T5">SpatialLines</text:span>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4.2cm" svg:height="0.575cm" svg:x="23.1cm" svg:y="7.0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4.2cm" svg:height="1cm" svg:x="23.1cm" svg:y="7.6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8.9cm">
          <text:p text:style-name="P8"><text:span text:style-name="T5">SpatialPolyg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4.2cm" svg:height="0.575cm" svg:x="23.1cm" svg:y="9.3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4.2cm" svg:height="1cm" svg:x="23.1cm" svg:y="9.9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9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11.2cm">
          <text:p text:style-name="P8"><text:span text:style-name="T5">SpatialPixel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4.2cm" svg:height="0.575cm" svg:x="23.1cm" svg:y="11.6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4.2cm" svg:height="1cm" svg:x="23.1cm" svg:y="12.2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11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1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custom-shape draw:style-name="gr46" draw:text-style-name="P22" draw:layer="layout" svg:width="0.243cm" svg:height="0.3cm" svg:x="26.815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9" draw:id="id9" draw:layer="layout" svg:width="0.039cm" svg:height="0.05cm" svg:x="26.961cm" svg:y="6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0" draw:id="id10" draw:layer="layout" svg:width="0.039cm" svg:height="0.05cm" svg:x="26.881cm" svg:y="6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1" draw:id="id11" draw:layer="layout" svg:width="0.04cm" svg:height="0.05cm" svg:x="26.962cm" svg:y="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26.966cm" svg:y1="6.722cm" svg:x2="26.915cm" svg:y2="6.787cm" draw:start-shape="id9" draw:start-glue-point="7" draw:end-shape="id10" draw:end-glue-point="11" svg:d="M26966 6722l-51 65" svg:viewBox="0 0 52 66">
            <text:p/>
          </draw:connector>
          <draw:connector draw:style-name="gr31" draw:text-style-name="P14" draw:layer="layout" draw:type="line" svg:x1="26.901cm" svg:y1="6.83cm" svg:x2="26.962cm" svg:y2="6.906cm" draw:start-shape="id10" draw:start-glue-point="8" draw:end-shape="id11" draw:end-glue-point="6" svg:d="M26901 6830l61 76" svg:viewBox="0 0 62 77">
            <text:p/>
          </draw:connector>
        </draw:g>
        <draw:g draw:style-name="gr15">
          <draw:custom-shape draw:style-name="gr46" draw:text-style-name="P22" draw:layer="layout" svg:width="0.243cm" svg:height="0.3cm" svg:x="26.815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6" draw:id="id16" draw:layer="layout" svg:width="0.042cm" svg:height="0.05cm" svg:x="27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2" draw:id="id12" draw:layer="layout" svg:width="0.041cm" svg:height="0.05cm" svg:x="26.919cm" svg:y="8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3" draw:id="id13" draw:layer="layout" svg:width="0.039cm" svg:height="0.05cm" svg:x="26.841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4" draw:id="id14" draw:layer="layout" svg:width="0.042cm" svg:height="0.05cm" svg:x="26.92cm" svg:y="9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26.925cm" svg:y1="9.022cm" svg:x2="26.875cm" svg:y2="9.087cm" draw:start-shape="id12" draw:start-glue-point="7" draw:end-shape="id13" draw:end-glue-point="11" svg:d="M26925 9022l-50 65" svg:viewBox="0 0 51 66">
            <text:p/>
          </draw:connector>
          <draw:connector draw:style-name="gr31" draw:text-style-name="P14" draw:layer="layout" draw:type="line" svg:x1="26.861cm" svg:y1="9.13cm" svg:x2="26.92cm" svg:y2="9.206cm" draw:start-shape="id13" draw:start-glue-point="8" draw:end-shape="id14" draw:end-glue-point="6" svg:d="M26861 9130l59 76" svg:viewBox="0 0 60 77">
            <text:p/>
          </draw:connector>
          <draw:custom-shape draw:style-name="gr30" draw:text-style-name="P21" xml:id="id15" draw:id="id15" draw:layer="layout" svg:width="0.041cm" svg:height="0.05cm" svg:x="27.001cm" svg:y="9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4" draw:layer="layout" draw:type="line" svg:x1="26.954cm" svg:y1="9.022cm" svg:x2="27.007cm" svg:y2="9.036cm" draw:start-shape="id12" draw:start-glue-point="9" draw:end-shape="id15" draw:end-glue-point="5" svg:d="M26954 9022l53 14" svg:viewBox="0 0 54 15">
            <text:p/>
          </draw:connector>
          <draw:connector draw:style-name="gr32" draw:text-style-name="P14" draw:layer="layout" draw:type="line" svg:x1="27.022cm" svg:y1="9.079cm" svg:x2="27.021cm" svg:y2="9.128cm" draw:start-shape="id15" draw:start-glue-point="8" draw:end-shape="id16" draw:end-glue-point="4" svg:d="M27022 9079l-1 49" svg:viewBox="0 0 2 50">
            <text:p/>
          </draw:connector>
          <draw:connector draw:style-name="gr32" draw:text-style-name="P14" draw:layer="layout" draw:type="line" svg:x1="27cm" svg:y1="9.153cm" svg:x2="26.956cm" svg:y2="9.188cm" draw:start-shape="id16" draw:start-glue-point="6" draw:end-shape="id14" draw:end-glue-point="11" svg:d="M27000 9153l-44 35" svg:viewBox="0 0 45 36">
            <text:p/>
          </draw:connector>
        </draw:g>
        <draw:g draw:style-name="gr15">
          <draw:custom-shape draw:style-name="gr46" draw:text-style-name="P22" draw:layer="layout" svg:width="0.243cm" svg:height="0.3cm" svg:x="26.815cm" svg:y="11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5">
            <draw:g draw:style-name="gr15">
              <draw:custom-shape draw:style-name="gr33" draw:text-style-name="P23" draw:layer="layout" svg:width="0.041cm" svg:height="0.05cm" svg:x="26.831cm" svg:y="11.3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2cm" svg:y="11.3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2cm" svg:height="0.05cm" svg:x="26.911cm" svg:y="11.3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953cm" svg:y="11.3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2cm" svg:y="11.3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2cm" svg:height="0.05cm" svg:x="26.831cm" svg:y="11.3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3cm" svg:y="11.3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2cm" svg:height="0.05cm" svg:x="26.912cm" svg:y="11.3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954cm" svg:y="11.3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3cm" svg:y="11.3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2cm" svg:height="0.05cm" svg:x="26.832cm" svg:y="11.4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4cm" svg:y="11.4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13cm" svg:y="11.4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954cm" svg:y="11.4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4cm" svg:y="11.4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1cm" svg:height="0.05cm" svg:x="26.833cm" svg:y="11.4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874cm" svg:y="11.4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14cm" svg:y="11.4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955cm" svg:y="11.4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5cm" svg:y="11.4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frame draw:style-name="gr10" draw:text-style-name="P15" draw:layer="layout" svg:width="1cm" svg:height="0.489cm" svg:x="27cm" svg:y="2.5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7.3cm" svg:y="4.902cm">
          <draw:text-box>
            <text:p><text:span text:style-name="T3">1..*</text:span></text:p>
          </draw:text-box>
        </draw:frame>
        <draw:line draw:style-name="gr22" draw:text-style-name="P14" draw:layer="layout" svg:x1="8.001cm" svg:y1="4.193cm" svg:x2="10.5cm" svg:y2="3.3cm">
          <text:p/>
        </draw:line>
        <draw:custom-shape draw:style-name="gr23" draw:text-style-name="P20" draw:layer="layout" svg:width="2.5cm" svg:height="2cm" svg:x="6.501cm" svg:y="3.193cm">
          <text:p text:style-name="P19"><text:span text:style-name="T3">The variable ‘prim_haz_spec’ is defined separately from haz_spec used for each Hazard object, but still respects the haz_tax class taxonomy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cm" svg:height="0.3cm" svg:x="8.601cm" svg:y="3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4" draw:layer="layout" svg:x1="8.601cm" svg:y1="3.193cm" svg:x2="9.001cm" svg:y2="3.493cm">
          <text:p/>
        </draw:line>
        <draw:frame draw:style-name="gr10" draw:text-style-name="P15" draw:layer="layout" svg:width="1cm" svg:height="0.489cm" svg:x="22.4cm" svg:y="7.001cm">
          <draw:text-box>
            <text:p><text:span text:style-name="T3">1</text:span><text:span text:style-name="T3">.</text:span><text:span text:style-name="T3">.</text:span><text:span text:style-name="T3">*</text:span></text:p>
          </draw:text-box>
        </draw:frame>
        <draw:frame draw:style-name="gr10" draw:text-style-name="P15" draw:layer="layout" svg:width="1cm" svg:height="0.489cm" svg:x="22.4cm" svg:y="9.60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4cm" svg:y="11.703cm">
          <draw:text-box>
            <text:p><text:span text:style-name="T3">1..*</text:span></text:p>
          </draw:text-box>
        </draw:frame>
        <draw:line draw:style-name="gr7" draw:text-style-name="P14" draw:layer="layout" svg:x1="15.7cm" svg:y1="9.8cm" svg:x2="15.8cm" svg:y2="1.5cm">
          <text:p/>
        </draw:line>
        <draw:line draw:style-name="gr7" draw:text-style-name="P14" draw:layer="layout" svg:x1="20.302cm" svg:y1="2.6cm" svg:x2="20.302cm" svg:y2="2.3cm">
          <text:p/>
        </draw:line>
        <draw:line draw:style-name="gr7" draw:text-style-name="P14" draw:layer="layout" svg:x1="22.5cm" svg:y1="2.3cm" svg:x2="20.302cm" svg:y2="2.3cm">
          <text:p/>
        </draw:line>
        <draw:g draw:style-name="gr15">
          <draw:custom-shape draw:style-name="gr53" draw:text-style-name="P16" draw:layer="layout" svg:width="4.681cm" svg:height="0.423cm" svg:x="16.5cm" svg:y="2.6cm">
            <text:p text:style-name="P8"><text:span text:style-name="T5">Spat_h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4.69cm" svg:height="0.897cm" svg:x="16.5cm" svg:y="3.023cm">
            <text:p text:style-name="P12"><text:span text:style-name="T7">+ haz_sub_ID : </text:span><text:span text:style-name="T6">CHAR NOT NULL [FK]</text:span></text:p>
            <text:p text:style-name="P12"><text:span text:style-name="T6">+ event_ID : CHAR NOT NULL [FK]</text:span></text:p>
            <text:p text:style-name="P12"><text:span text:style-name="T6">+ haz_spat_ID : VARCHAR NOT NULL [PK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7" draw:layer="layout" svg:width="4.681cm" svg:height="4.226cm" svg:x="16.5cm" svg:y="3.874cm">
            <text:p text:style-name="P12"><text:span text:style-name="T6">+ haz_elem_sdate : DATE NOT NULL</text:span></text:p>
            <text:p text:style-name="P12"><text:span text:style-name="T6">+ haz_elem_fdate : DATE</text:span></text:p>
            <text:p text:style-name="P12"><text:span text:style-name="T6">+ haz_spat_colname : </text:span></text:p>
            <text:p text:style-name="P12"><text:span text:style-name="T6">+ haz_spat_type : VARCHAR</text:span></text:p>
            <text:p text:style-name="P12"><text:span text:style-name="T7">+ haz</text:span><text:span text:style-name="T6">_spat_res : NUMERIC</text:span></text:p>
            <text:p text:style-name="P12"><text:span text:style-name="T7">+ haz</text:span><text:span text:style-name="T6">_spat_resunits : VARCHAR</text:span></text:p>
            <text:p text:style-name="P12"><text:span text:style-name="T7">+ haz</text:span><text:span text:style-name="T6">_spat_srcorg : VARCHAR</text:span></text:p>
            <text:p text:style-name="P12"><text:span text:style-name="T7">+ haz</text:span><text:span text:style-name="T6">_spat_srcurl : VARCHAR</text:span></text:p>
            <text:p text:style-name="P12"><text:span text:style-name="T6"/></text:p>
            <text:p text:style-name="P12"><text:span text:style-name="T10">In the metadata file (CHECK RDLS):</text:span></text:p>
            <text:p text:style-name="P12"><text:span text:style-name="T7">Colname, </text:span><text:span text:style-name="T6">colunit, colunitdate, esttype, spat_type, filename, res, resunits,</text:span></text:p>
            <text:p text:style-name="P12"><text:span text:style-name="T6"/></text:p>
            <text:p text:style-name="P12"><text:span text:style-name="T11">In the file:</text:span></text:p>
            <text:p text:style-name="P12"><text:span text:style-name="T6">spat_ID (for raster, is actually a list with elements named by the ID, for vector, is the same?) 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0.315cm" svg:height="0.348cm" svg:x="20.686cm" svg:y="2.6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custom-shape draw:style-name="gr56" draw:text-style-name="P16" draw:layer="layout" svg:width="4.692cm" svg:height="0.423cm" svg:x="16.5cm" svg:y="8.3cm">
            <text:p text:style-name="P8"><text:span text:style-name="T5">Spat_im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7" draw:layer="layout" svg:width="4.7cm" svg:height="0.897cm" svg:x="16.5cm" svg:y="8.723cm">
            <text:p text:style-name="P12"><text:span text:style-name="T7">+ imp_sub_ID : </text:span><text:span text:style-name="T6">CHAR NOT NULL [FK]</text:span></text:p>
            <text:p text:style-name="P12"><text:span text:style-name="T6">+ event_ID : CHAR NOT NULL [FK]</text:span></text:p>
            <text:p text:style-name="P12"><text:span text:style-name="T6">+ imp_spat_ID : VARCHAR NOT NULL [PK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7" draw:layer="layout" svg:width="4.692cm" svg:height="4.226cm" svg:x="16.5cm" svg:y="9.574cm">
            <text:p text:style-name="P12"><text:span text:style-name="T6">+ imp_elem_sdate : DATE NOT NULL</text:span></text:p>
            <text:p text:style-name="P12"><text:span text:style-name="T6">+ imp_elem_fdate : DATE</text:span></text:p>
            <text:p text:style-name="P12"><text:span text:style-name="T7">+ </text:span><text:span text:style-name="T6">imp_spat_colname : </text:span></text:p>
            <text:p text:style-name="P12"><text:span text:style-name="T7">+ </text:span><text:span text:style-name="T6">imp_spat_type : VARCHAR</text:span></text:p>
            <text:p text:style-name="P12"><text:span text:style-name="T7">+ imp</text:span><text:span text:style-name="T6">_spat_res : NUMERIC</text:span></text:p>
            <text:p text:style-name="P12"><text:span text:style-name="T7">+ imp</text:span><text:span text:style-name="T6">_spat_resunits : VARCHAR</text:span></text:p>
            <text:p text:style-name="P12"><text:span text:style-name="T7">+ imp</text:span><text:span text:style-name="T6">_spat_srcorg : VARCHAR</text:span></text:p>
            <text:p text:style-name="P12"><text:span text:style-name="T7">+ imp</text:span><text:span text:style-name="T6">_spat_srcurl : VARCHAR</text:span></text:p>
            <text:p text:style-name="P12"><text:span text:style-name="T6"/></text:p>
            <text:p text:style-name="P12"><text:span text:style-name="T10">In the metadata file (CHECK RDLS):</text:span></text:p>
            <text:p text:style-name="P12"><text:span text:style-name="T7">Colname, </text:span><text:span text:style-name="T6">colunit, colunitdate, esttype, spat_type, filename, res, resunits,</text:span></text:p>
            <text:p text:style-name="P12"><text:span text:style-name="T6"/></text:p>
            <text:p text:style-name="P12"><text:span text:style-name="T11">In the file:</text:span></text:p>
            <text:p text:style-name="P12"><text:span text:style-name="T6">spat_ID (for raster, is actually a list with elements named by the ID, for vector, is the same?) 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0.317cm" svg:height="0.348cm" svg:x="20.694cm" svg:y="8.3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line draw:style-name="gr7" draw:text-style-name="P14" draw:layer="layout" svg:x1="27.9cm" svg:y1="2.2cm" svg:x2="27.2cm" svg:y2="2.2cm">
          <text:p/>
        </draw:line>
        <draw:line draw:style-name="gr7" draw:text-style-name="P14" draw:layer="layout" svg:x1="22.104cm" svg:y1="10.534cm" svg:x2="21.314cm" svg:y2="10.534cm">
          <text:p/>
        </draw:line>
        <draw:line draw:style-name="gr7" draw:text-style-name="P14" draw:layer="layout" svg:x1="22.104cm" svg:y1="5.834cm" svg:x2="21.314cm" svg:y2="5.834cm">
          <text:p/>
        </draw:line>
        <draw:frame draw:style-name="gr10" draw:text-style-name="P15" draw:layer="layout" svg:width="1cm" svg:height="0.489cm" svg:x="21.5cm" svg:y="5.764cm">
          <draw:text-box>
            <text:p><text:span text:style-name="T3">0..*</text:span></text:p>
          </draw:text-box>
        </draw:frame>
        <draw:line draw:style-name="gr7" draw:text-style-name="P14" draw:layer="layout" svg:x1="14.9cm" svg:y1="14.5cm" svg:x2="14.9cm" svg:y2="14cm">
          <text:p/>
        </draw:line>
        <draw:frame draw:style-name="gr10" draw:text-style-name="P15" draw:layer="layout" svg:width="1cm" svg:height="0.489cm" svg:x="6.8cm" svg:y="9.403cm">
          <draw:text-box>
            <text:p><text:span text:style-name="T3">1..*</text:span></text:p>
          </draw:text-box>
        </draw:frame>
        <draw:custom-shape draw:style-name="gr36" draw:text-style-name="P24" draw:layer="layout" svg:width="0.306cm" svg:height="0.461cm" draw:transform="skewX (0.00209439510239319) rotate (1.53082828692423) translate (21.2cm 10.6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4" draw:layer="layout" svg:width="0.306cm" svg:height="0.461cm" draw:transform="skewX (0.00209439510239319) rotate (1.53082828692423) translate (21.2cm 5.9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23:51.672399603</meta:creation-date>
    <dc:date>2023-11-01T12:01:02.511329023</dc:date>
    <meta:editing-duration>P1DT4H52M13S</meta:editing-duration>
    <meta:editing-cycles>39</meta:editing-cycles>
    <meta:generator>LibreOffice/7.5.7.1$Linux_X86_64 LibreOffice_project/50$Build-1</meta:generator>
    <meta:document-statistic meta:object-count="278"/>
  </office:meta>
</office:document-meta>
</file>